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489.4pt"/>
    </style:style>
    <style:style style:name="co5" style:family="table-column">
      <style:table-column-properties fo:break-before="auto" style:column-width="318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6.46pt" fo:break-before="auto" style:use-optimal-row-height="true"/>
    </style:style>
    <style:style style:name="ro3" style:family="table-row">
      <style:table-row-properties style:row-height="293.95pt" fo:break-before="auto" style:use-optimal-row-height="true"/>
    </style:style>
    <style:style style:name="ro4" style:family="table-row">
      <style:table-row-properties style:row-height="80.19pt" fo:break-before="auto" style:use-optimal-row-height="true"/>
    </style:style>
    <style:style style:name="ro5" style:family="table-row">
      <style:table-row-properties style:row-height="226.46pt" fo:break-before="auto" style:use-optimal-row-height="true"/>
    </style:style>
    <style:style style:name="ro6" style:family="table-row">
      <style:table-row-properties style:row-height="12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ESPONSE</text:p>
          </table:table-cell>
        </table:table-row>
        <table:table-row table:style-name="ro2">
          <table:table-cell office:value-type="string" calcext:value-type="string">
            <text:p>create model</text:p>
          </table:table-cell>
          <table:table-cell office:value-type="string" calcext:value-type="string">
            <text:p>/store/api/model/new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"name": "DNN01",</text:p>
            <text:p>"type": "dnn",</text:p>
            <text:p>"units": [{</text:p>
            <text:p>"n_nodes": 8,</text:p>
            <text:p>"activate": "sigmoid"</text:p>
            <text:p>},</text:p>
            <text:p>{</text:p>
            <text:p>"n_nodes": 12,</text:p>
            <text:p>"activate": "tanh"</text:p>
            <text:p>}</text:p>
            <text:p>],</text:p>
            <text:p>"params": {</text:p>
            <text:p>"n_epochs": 100,</text:p>
            <text:p>"learning_rate": 1e-5,</text:p>
            <text:p>"feature_range": [0,1],</text:p>
            <text:p>"batch_size": 10</text:p>
            <text:p>},</text:p>
            <text:p>"data": [</text:p>
            <text:p>[4107.8664, 99.05791, 99.05791, 195.8233],</text:p>
            <text:p>[4108.0188, 100.1362, 100.1362, 198.550],</text:p>
            <text:p>[4108.1712, 100.8575, 100.8575, 200.4698],</text:p>
            <text:p>[4108.3236, 101.3099, 101.3099, 201.4363],</text:p>
            <text:p>[4108.476, 101.7247, 101.7247, 202.2583]</text:p>
            <text:p>],</text:p>
            <text:p>"target": [0.243008,</text:p>
            <text:p>0.2440856,</text:p>
            <text:p>0.2442917,</text:p>
            <text:p>0.2446085,</text:p>
            <text:p>0.2465426</text:p>
            <text:p>],</text:p>
            <text:p>      “description”: “abc”</text:p>
            <text:p>}</text:p>
            <text:p/>
            <text:p/>
            <text:p/>
          </table:table-cell>
          <table:table-cell office:value-type="string" calcext:value-type="string">
            <text:p>{</text:p>
            <text:p>    StatusCode: 200,</text:p>
            <text:p>    data: {</text:p>
            <text:p>                 StatusCode: 200,</text:p>
            <text:p>                 body: { mse: 0.00016997424642215892 }</text:p>
            <text:p>             }</text:p>
            <text:p>}</text:p>
          </table:table-cell>
        </table:table-row>
        <table:table-row table:style-name="ro3">
          <table:table-cell office:value-type="string" calcext:value-type="string">
            <text:p>get list model</text:p>
          </table:table-cell>
          <table:table-cell office:value-type="string" calcext:value-type="string">
            <text:p>/store/api/model/li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<text:span text:style-name="T1">{</text:span></text:p>
            <text:p><text:span text:style-name="T1">    StatusCode: 200,</text:span></text:p>
            <text:p><text:span text:style-name="T1">    data: [</text:span></text:p>
            <text:p><text:span text:style-name="T1">                {</text:span></text:p>
            <text:p><text:span text:style-name="T1"/><text:span text:style-name="T1">"name": "rnd",</text:span></text:p>
            <text:p><text:span text:style-name="T1"/><text:span text:style-name="T1">"type": "rnd",</text:span></text:p>
            <text:p><text:span text:style-name="T1"/><text:span text:style-name="T1">“units” : “”,</text:span></text:p>
            <text:p><text:span text:style-name="T1"/><text:span text:style-name="T1">"params": “”,</text:span></text:p>
            <text:p><text:span text:style-name="T1"/><text:span text:style-name="T1">"data": [</text:span></text:p>
            <text:p><text:span text:style-name="T1"/><text:span text:style-name="T1"/><text:span text:style-name="T1">[4107.8664, 99.05791, 99.05791, 195.8233],</text:span></text:p>
            <text:p><text:span text:style-name="T1"/><text:span text:style-name="T1"/><text:span text:style-name="T1">[4108.0188, 100.1362, 100.1362, 198.550],</text:span></text:p>
            <text:p><text:span text:style-name="T1"/><text:span text:style-name="T1"/><text:span text:style-name="T1">[4108.1712, 100.8575, 100.8575, 200.4698],</text:span></text:p>
            <text:p><text:span text:style-name="T1"/><text:span text:style-name="T1"/><text:span text:style-name="T1">[4108.3236, 101.3099, 101.3099, 201.4363],</text:span></text:p>
            <text:p><text:span text:style-name="T1"/><text:span text:style-name="T1"/><text:span text:style-name="T1">[4108.476, 101.7247, 101.7247, 202.2583]</text:span></text:p>
            <text:p><text:span text:style-name="T1"/><text:span text:style-name="T1">],</text:span></text:p>
            <text:p><text:span text:style-name="T1"/><text:span text:style-name="T1">"target": [0.243008,</text:span></text:p>
            <text:p><text:span text:style-name="T1"/><text:span text:style-name="T1"/><text:span text:style-name="T1">0.2440856,</text:span></text:p>
            <text:p><text:span text:style-name="T1"/><text:span text:style-name="T1"/><text:span text:style-name="T1">0.2442917,</text:span></text:p>
            <text:p><text:span text:style-name="T1"/><text:span text:style-name="T1"/><text:span text:style-name="T1">0.2446085,</text:span></text:p>
            <text:p><text:span text:style-name="T1"/><text:span text:style-name="T1"/><text:span text:style-name="T1">0.2465426</text:span></text:p>
            <text:p><text:span text:style-name="T1"/><text:span text:style-name="T1">],</text:span></text:p>
            <text:p><text:span text:style-name="T1">      “description”: “abc”</text:span></text:p>
            <text:p><text:span text:style-name="T1">}</text:span></text:p>
            <text:p><text:span text:style-name="T1">                ]</text:span></text:p>
            <text:p><text:span text:style-name="T1">}</text:span></text:p>
            <text:p>    </text:p>
          </table:table-cell>
        </table:table-row>
        <table:table-row table:style-name="ro4">
          <table:table-cell office:value-type="string" calcext:value-type="string">
            <text:p>delete model</text:p>
          </table:table-cell>
          <table:table-cell office:value-type="string" calcext:value-type="string">
            <text:p>/store/api/model/delete/:id</text:p>
          </table:table-cell>
          <table:table-cell office:value-type="string" calcext:value-type="string">
            <text:p>DELETE</text:p>
          </table:table-cell>
          <table:table-cell/>
          <table:table-cell table:style-name="ce1" office:value-type="string" calcext:value-type="string">
            <text:p><text:span text:style-name="T2">{</text:span></text:p>
            <text:p><text:span text:style-name="T2">    StatusCode: 200,</text:span></text:p>
            <text:p><text:span text:style-name="T2">    data: {</text:span></text:p>
            <text:p><text:span text:style-name="T2">                 StatusCode: 200,</text:span></text:p>
            <text:p><text:span text:style-name="T2">                 body: { message: “Delete model success” }</text:span></text:p>
            <text:p><text:span text:style-name="T2">             }</text:span></text:p>
            <text:p><text:span text:style-name="T2">}</text:span></text:p>
          </table:table-cell>
        </table:table-row>
        <table:table-row table:style-name="ro5">
          <table:table-cell office:value-type="string" calcext:value-type="string">
            <text:p>retrain model</text:p>
          </table:table-cell>
          <table:table-cell office:value-type="string" calcext:value-type="string">
            <text:p>/store/api/model/retrain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{</text:p>
            <text:p>"name": "rnd",</text:p>
            <text:p>"type": "rnd",</text:p>
            <text:p>"data": [</text:p>
            <text:p>[4107.8664, 99.05791, 99.05791, 195.8233],</text:p>
            <text:p>[4108.0188, 100.1362, 100.1362, 198.550],</text:p>
            <text:p>[4108.1712, 100.8575, 100.8575, 200.4698],</text:p>
            <text:p>[4108.3236, 101.3099, 101.3099, 201.4363],</text:p>
            <text:p>[4108.476, 101.7247, 101.7247, 202.2583]</text:p>
            <text:p>],</text:p>
            <text:p>"target": [0.243008,</text:p>
            <text:p>0.2440856,</text:p>
            <text:p>0.2442917,</text:p>
            <text:p>0.2446085,</text:p>
            <text:p>0.2465426</text:p>
            <text:p>]</text:p>
            <text:p>}</text:p>
            <text:p/>
            <text:p/>
            <text:p/>
          </table:table-cell>
          <table:table-cell office:value-type="string" calcext:value-type="string">
            <text:p>{</text:p>
            <text:p>    StatusCode: 200,</text:p>
            <text:p>    data: {</text:p>
            <text:p>                 StatusCode: 200,</text:p>
            <text:p>                 body: { mse: 0.00016997424642215892 }</text:p>
            <text:p>             }</text:p>
            <text:p>}</text:p>
          </table:table-cell>
        </table:table-row>
        <table:table-row table:style-name="ro6">
          <table:table-cell office:value-type="string" calcext:value-type="string">
            <text:p>predict</text:p>
          </table:table-cell>
          <table:table-cell office:value-type="string" calcext:value-type="string">
            <text:p>/store/api/predi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"model_id": "rnd001",</text:p>
            <text:p>"model_type": "rnd",</text:p>
            <text:p>"data": [</text:p>
            <text:p>[4107.8664, 99.05791, 99.05791, 195.8233],</text:p>
            <text:p>[4108.0188, 100.1362, 100.1362, 198.550],</text:p>
            <text:p>[4108.1712, 100.8575, 100.8575, 200.4698],</text:p>
            <text:p>[4108.3236, 101.3099, 101.3099, 201.4363],</text:p>
            <text:p>[4108.476, 101.7247, 101.7247, 202.2583]</text:p>
            <text:p>]</text:p>
            <text:p>}</text:p>
          </table:table-cell>
          <table:table-cell office:value-type="string" calcext:value-type="string">
            <text:p>{</text:p>
            <text:p>    StatusCode: 200,</text:p>
            <text:p>    data: {</text:p>
            <text:p>                 StatusCode: 200,</text:p>
            <text:p>                 Body: { target: [0.2345235, 0.52346, 0.52346, 0.2346456] }</text:p>
            <text:p>             }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4:25:47.162495401</meta:creation-date>
    <dc:date>2018-01-24T14:51:12.692746837</dc:date>
    <meta:editing-duration>PT5M5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